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ba0eb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ba0eb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officeooo:paragraph-rsid="001ba0eb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officeooo:paragraph-rsid="001ba0eb"/>
    </style:style>
    <style:style style:name="P5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fo:font-style="normal" fo:font-weight="normal" officeooo:rsid="001ba0eb" loext:padding="0in" loext:border="none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5" style:family="text">
      <style:text-properties officeooo:rsid="001ba0eb"/>
    </style:style>
    <style:style style:name="T6" style:family="text">
      <style:text-properties officeooo:rsid="001d9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SPEAKING</text:span></text:p>
      <text:p text:style-name="P3"><text:span text:style-name="T3"/></text:p>
      <text:p text:style-name="P2"><text:span text:style-name="T4">Topic</text:span><text:span text:style-name="T1">: Do you think that social networking sites will make people lonelier? Explain why.</text:span></text:p>
      <text:p text:style-name="P2"><text:span text:style-name="T1"/></text:p>
      <text:p text:style-name="P4"><text:span text:style-name="T1">In my opinion, social networking sites can indeed contribute to feelings of loneliness in individuals. While these platforms were initially designed to connect people and </text:span><text:span text:style-name="T2">promote</text:span><text:span text:style-name="T1"> social interactions, they have evolved to prioritize quantity over quality of connections. The constant exposure to carefully curated highlight reels of others' lives can lead to a sense of isolation for those who may not have an equally glamorous or active online presence.</text:span></text:p>
      <text:p text:style-name="P5"><text:span text:style-name="T5">Besides</text:span>, the digital nature of these interactions lacks the depth and genuine intimacy that face-to-face interactions can provide. Online communication often lacks non-verbal cues and genuine emotional connection, leading to a shallow form of engagement. This shallow interaction can reinforce feelings of isolation and detachment from meaningful relationships.</text:p>
      <text:p text:style-name="P5">Additionally, excessive use of social networking sites can also lead to decreased real-world social interactions. Peo<text:span text:style-name="T6">u</text:span>ple may spend more time online, reducing their opportunities for face-to-face conversations and genuine connections. This isolation from physical interactions can <text:span text:style-name="T5">just worsen</text:span> feelings of loneliness and social disconnection.</text:p>
      <text:p text:style-name="P5"><text:span text:style-name="T5">So I guess </text:span>while social networking sites have the potential to connect people, their current design and usage patterns can inadvertently contribute to a sense of loneliness, particularly when the focus shifts from meaningful connections to superficial interactions and comparisons. Balancing online interactions with genuine, offline connections is crucial to maintain a healthy social life and mitigate feelings of loneliness.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3:28:42.232189140</meta:creation-date>
    <dc:date>2023-10-08T13:34:06.057644654</dc:date>
    <meta:editing-duration>PT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36" meta:character-count="1678" meta:non-whitespace-character-count="1448"/>
  </office:meta>
</office:document-meta>
</file>